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57f1c" officeooo:paragraph-rsid="00057f1c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@startuml</text:p>
      <text:p text:style-name="P1">!define RECTANGLE</text:p>
      <text:p text:style-name="P1">class</text:p>
      <text:p text:style-name="P1"/>
      <text:p text:style-name="P1">skinparam</text:p>
      <text:p text:style-name="P1">packageStyle rectangle</text:p>
      <text:p text:style-name="P1">skinparam shadowing</text:p>
      <text:p text:style-name="P1">false</text:p>
      <text:p text:style-name="P1">skinparam linetype</text:p>
      <text:p text:style-name="P1">ortho</text:p>
      <text:p text:style-name="P1"/>
      <text:p text:style-name="P1">title Use-Case</text:p>
      <text:p text:style-name="P1">Diagram – Banking Transaction System (vvk)</text:p>
      <text:p text:style-name="P1"/>
      <text:p text:style-name="P1">actor Customer</text:p>
      <text:p text:style-name="P1">actor "Batch</text:p>
      <text:p text:style-name="P1">Scheduler\n(cron)" as Batch</text:p>
      <text:p text:style-name="P1">rectangle "Banking</text:p>
      <text:p text:style-name="P1">Core" {</text:p>
      <text:p text:style-name="P1"><text:s text:c="2"/>usecase (Create</text:p>
      <text:p text:style-name="P1">Customer) as UC1</text:p>
      <text:p text:style-name="P1"><text:s text:c="2"/>usecase (Create</text:p>
      <text:p text:style-name="P1">Account) as UC2</text:p>
      <text:p text:style-name="P1"><text:s text:c="2"/>usecase (Check</text:p>
      <text:p text:style-name="P1">Balance) as UC3</text:p>
      <text:p text:style-name="P1"><text:s text:c="2"/>usecase (Deposit</text:p>
      <text:p text:style-name="P1">Funds) as UC4</text:p>
      <text:p text:style-name="P1"><text:s text:c="2"/>usecase (Withdraw</text:p>
      <text:p text:style-name="P1">Funds) as UC5</text:p>
      <text:p text:style-name="P1"><text:s text:c="2"/>usecase (Transfer</text:p>
      <text:p text:style-name="P1">Money) as UC6</text:p>
      <text:p text:style-name="P1"><text:s text:c="2"/>usecase (View</text:p>
      <text:p text:style-name="P1">Audit Log) as UC7</text:p>
      <text:p text:style-name="P1"><text:s text:c="2"/>usecase</text:p>
      <text:p text:style-name="P1">"End-of-Day Settlement\n(batch)" as UC8</text:p>
      <text:p text:style-name="P1">}</text:p>
      <text:p text:style-name="P1"/>
      <text:p text:style-name="P1">rectangle</text:p>
      <text:p text:style-name="P1">"Databases" {</text:p>
      <text:p text:style-name="P1"><text:s text:c="2"/>RECTANGLE "SQL</text:p>
      <text:p text:style-name="P1">Database\n(SQLite)" as SQL_DB</text:p>
      <text:p text:style-name="P1"><text:s text:c="2"/>RECTANGLE "NoSQL</text:p>
      <text:p text:style-name="P1">Database\n(DynamoDB/MongoDB)" as NOSQL_DB</text:p>
      <text:p text:style-name="P1">}</text:p>
      <text:p text:style-name="P1"/>
      <text:p text:style-name="P1">rectangle "Events</text:p>
      <text:p text:style-name="P1">&amp; Logging" {</text:p>
      <text:p text:style-name="P1"><text:s text:c="2"/>RECTANGLE</text:p>
      <text:p text:style-name="P1">"Transaction Events\n(in real world Kafka/rabbitmq – will</text:p>
      <text:p text:style-name="P1"><text:soft-page-break/>simulate using java e.g. Blockingq)" as EVENTS</text:p>
      <text:p text:style-name="P1">}</text:p>
      <text:p text:style-name="P1"/>
      <text:p text:style-name="P1">' --- Relations ---</text:p>
      <text:p text:style-name="P1">Customer --&gt; UC1</text:p>
      <text:p text:style-name="P1">Customer --&gt; UC2</text:p>
      <text:p text:style-name="P1">Customer --&gt; UC3</text:p>
      <text:p text:style-name="P1">Customer --&gt; UC4</text:p>
      <text:p text:style-name="P1">Customer --&gt; UC5</text:p>
      <text:p text:style-name="P1">Customer --&gt; UC6</text:p>
      <text:p text:style-name="P1">Customer --&gt; UC7</text:p>
      <text:p text:style-name="P1"/>
      <text:p text:style-name="P1">Batch <text:s text:c="2"/>--&gt; UC8</text:p>
      <text:p text:style-name="P1"/>
      <text:p text:style-name="P1">' include/extend</text:p>
      <text:p text:style-name="P1">stereotypes</text:p>
      <text:p text:style-name="P1">UC6 ..&gt; UC5 :</text:p>
      <text:p text:style-name="P1">&lt;&lt;include&gt;&gt; <text:s/>\nvalidate sufficient funds</text:p>
      <text:p text:style-name="P1">UC4 ..&gt; UC3 :</text:p>
      <text:p text:style-name="P1">&lt;&lt;include&gt;&gt; <text:s/>\nupdate balance</text:p>
      <text:p text:style-name="P1">UC5 ..&gt; UC3 :</text:p>
      <text:p text:style-name="P1">&lt;&lt;include&gt;&gt; <text:s/>\nupdate balance</text:p>
      <text:p text:style-name="P1">UC6 ..&gt; UC3 :</text:p>
      <text:p text:style-name="P1">&lt;&lt;include&gt;&gt; <text:s/>\nupdate both balances</text:p>
      <text:p text:style-name="P1"/>
      <text:p text:style-name="P1">' Database</text:p>
      <text:p text:style-name="P1">Interactions</text:p>
      <text:p text:style-name="P1">UC1 --&gt; SQL_DB :</text:p>
      <text:p text:style-name="P1">"stores\nCustomer data"</text:p>
      <text:p text:style-name="P1">UC2 --&gt; SQL_DB :</text:p>
      <text:p text:style-name="P1">"stores\nAccount data"</text:p>
      <text:p text:style-name="P1">UC3 --&gt; SQL_DB :</text:p>
      <text:p text:style-name="P1">"queries\nbalances"</text:p>
      <text:p text:style-name="P1">UC4 --&gt; SQL_DB :</text:p>
      <text:p text:style-name="P1">"updates\nbalance"</text:p>
      <text:p text:style-name="P1">UC5 --&gt; SQL_DB :</text:p>
      <text:p text:style-name="P1">"updates\nbalance"</text:p>
      <text:p text:style-name="P1">UC6 --&gt; SQL_DB :</text:p>
      <text:p text:style-name="P1">"updates\nboth balances"</text:p>
      <text:p text:style-name="P1">UC8 --&gt; SQL_DB :</text:p>
      <text:p text:style-name="P1">"processes transactions"</text:p>
      <text:p text:style-name="P1"/>
      <text:p text:style-name="P1">' --- Event-Driven</text:p>
      <text:p text:style-name="P1">Architecture: Asynchronous Audit Logging ---</text:p>
      <text:p text:style-name="P1">' This section</text:p>
      <text:p text:style-name="P1">crucially highlights the decoupling of core banking transactions(DDD</text:p>
      <text:p text:style-name="P1">used for core) from audit logging.</text:p>
      <text:p text:style-name="P1">' The core system</text:p>
      <text:p text:style-name="P1">emits events to a messaging queue (EVENTS), which are</text:p>
      <text:p text:style-name="P1"><text:soft-page-break/>' asynchronously</text:p>
      <text:p text:style-name="P1">consumed by a separate process that writes to the NoSQL database.</text:p>
      <text:p text:style-name="P1">' This ensures the</text:p>
      <text:p text:style-name="P1">primary transaction remains ACID-compliant and is not</text:p>
      <text:p text:style-name="P1">' slowed down or</text:p>
      <text:p text:style-name="P1">affected by the logging process.</text:p>
      <text:p text:style-name="P1"/>
      <text:p text:style-name="P1">' Event-Driven Audit</text:p>
      <text:p text:style-name="P1">Log Flow</text:p>
      <text:p text:style-name="P1">UC1 --&gt; EVENTS :</text:p>
      <text:p text:style-name="P1">"emits 'CustomerCreated' event"</text:p>
      <text:p text:style-name="P1">UC2 --&gt; EVENTS :</text:p>
      <text:p text:style-name="P1">"emits 'AccountCreated' event"</text:p>
      <text:p text:style-name="P1">UC4 --&gt; EVENTS :</text:p>
      <text:p text:style-name="P1">"emits 'DepositCompleted' event"</text:p>
      <text:p text:style-name="P1">UC5 --&gt; EVENTS :</text:p>
      <text:p text:style-name="P1">"emits 'WithdrawalCompleted' event"</text:p>
      <text:p text:style-name="P1">UC6 --&gt; EVENTS :</text:p>
      <text:p text:style-name="P1">"emits 'TransferCompleted' event"</text:p>
      <text:p text:style-name="P1">UC7 --&gt; NOSQL_DB</text:p>
      <text:p text:style-name="P1">: "reads from\nAudit Log"</text:p>
      <text:p text:style-name="P1"/>
      <text:p text:style-name="P1">' Asynchronous</text:p>
      <text:p text:style-name="P1">logging</text:p>
      <text:p text:style-name="P1">NOSQL_DB &lt;--</text:p>
      <text:p text:style-name="P1">EVENTS : "stores event data"</text:p>
      <text:p text:style-name="P1"/>
      <text:p text:style-name="P1">note right of UC6</text:p>
      <text:p text:style-name="P1"><text:s text:c="2"/>ACID transaction:</text:p>
      <text:p text:style-name="P1"><text:s text:c="2"/>all-or-nothing</text:p>
      <text:p text:style-name="P1">money move</text:p>
      <text:p text:style-name="P1">end note</text:p>
      <text:p text:style-name="P1"/>
      <text:p text:style-name="P1">note bottom of UC7</text:p>
      <text:p text:style-name="P1"><text:s text:c="2"/>DynamoDB store;</text:p>
      <text:p text:style-name="P1"><text:s text:c="2"/>read-only view for</text:p>
      <text:p text:style-name="P1">user</text:p>
      <text:p text:style-name="P1">end note</text:p>
      <text:p text:style-name="P1"/>
      <text:p text:style-name="P1">@enduml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in" style:wrap="none" style:vertical-pos="middle" style:vertical-rel="line" fo:background-color="transparent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7T20:46:49.123194131</meta:creation-date>
    <dc:date>2025-10-05T21:52:13.795268778</dc:date>
    <meta:editing-duration>PT48M24S</meta:editing-duration>
    <meta:editing-cycles>7</meta:editing-cycles>
    <meta:generator>LibreOffice/25.8.1.1$Linux_X86_64 LibreOffice_project/580$Build-1</meta:generator>
    <meta:document-statistic meta:table-count="0" meta:image-count="0" meta:object-count="0" meta:page-count="3" meta:paragraph-count="123" meta:word-count="383" meta:character-count="2389" meta:non-whitespace-character-count="2112"/>
  </office:meta>
</office:document-meta>
</file>